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rvetuloa käyttämään Keittokirjaa</text:p>
      <text:p text:style-name="Standard"/>
      <text:p text:style-name="Standard">Tällä hetkellä Keittokirjassa toimivat seuraavat toiminnot: poista resepti, lisää resepti sekä tallenna ja poistu.</text:p>
      <text:p text:style-name="Standard"/>
      <text:p text:style-name="Standard">Keittokirjan etusivulla näkyy kaikki Keittokirjalla olevat reseptit. Näistä käyttäjä voi valita mieleisensä reseptin menemällä kyseisen reseptin päälle. Oikealle puolelle avautuu valitun reseptin tiedot. <text:s/></text:p>
      <text:p text:style-name="Standard"/>
      <text:p text:style-name="Standard">Resepti -ruudussa näkyy reseptin nimi, kategoria sekä vaikeusaste. Raaka-aine -ruudussa näkyy valmistukseen tarvittavat raaka-aineet, näiden määrät sekä määrien yksiköt. <text:s/>Ohje -ruudussa puolestaan näkyy reseptin valmistusohje vaihe vaiheelta. </text:p>
      <text:p text:style-name="Standard"/>
      <text:p text:style-name="Standard">Keittokirjan etusivulla käyttäjä voi poistaa haluamansa reseptin. Käyttäjä menee poistettavan reseptin päälle ja painaa ”Poista resepti” nappulaa. Kyseinen resepti poistuu reseptien listalta. Jotta resepti poistuu myös tiedostosta, tulee käyttäjän painaa etusivulla ”Tiedosto” nappulaa sekä ”Tallenna” nappulaa. </text:p>
      <text:p text:style-name="Standard"/>
      <text:p text:style-name="Standard">Keittokirja etusivulla on myös ”Lisää resepti” nappula. Tätä painettaessa avautuu resepti-ikkuna. Tällä ikkunalla käyttäjä voi lisätä Keittokirjaan uuden reseptin. </text:p>
      <text:p text:style-name="Standard"/>
      <text:p text:style-name="Standard">Käyttäjän tulee antaa resepti -ruudussa reseptin nimi, kategoria johon resepti kuuluu sekä valmistuksen vaikeusaste. Raaka-aine -ruudussa käyttäjä antaa valmistukseen tarvittavat raaka-ainetiedot raaka-aineittain ja painaa ”Lisaa raaka-aine” nappulaa. <text:s/>Lisätty raaka-aine, määrä ja yksikkö näkyvät alapuolella olevassa ruudussa. Käyttäjän tulee antaa myös valmistusohje vaiheittan. Jokaisen vaiheen käyttäjä lisää reseptille painamalla ”Lisaa vaihe” nappulaa. Lisätyt vaiheet näkyvät alla olevassa ruudussa. </text:p>
      <text:p text:style-name="Standard"/>
      <text:p text:style-name="Standard">Kun kaikki tarvittavat tiedot on lisätty käyttäjän tulee painaa ”Tallenna resepti” nappulaa jolloin resepti ilmestyy etusivun reseptilistalle viimeiseksi. Käyttäjän tulee vielä painaa etusivulla ”Tiedosto” nappulaa ja sieltä löytyvää ”Tallenna” nappulaa jotta lisätty resepti menee myös tiedostoon. </text:p>
      <text:p text:style-name="Standard"/>
      <text:p text:style-name="Standard">Ennen kuin käyttäjä poistuu keittokirjasta, tulee hänen painaa ”Tallenna” nappia ennen kuin painaa ”Poistu” nappia. Näin mahdolliset poistetut reseptit ja lisätyt reseptit menevät tiedostoon asti. </text:p>
      <text:p text:style-name="Standard"/>
      <text:p text:style-name="Standard"/>
      <text:p text:style-name="Standard">Keittokirjan jatkokehittelyä</text:p>
      <text:p text:style-name="Standard"/>
      <text:p text:style-name="Standard">Tarkoituksena on, että Keittokirjan seuraavassa versiossa toimisii myös ”Muokkaa resepti” nappula. Tämän avulla käyttäjä pystyisi vaihtamaan olemassa olevan reseptin vaikeusastetta, korjaamaan reseptin mahdollisesti virheellisesti kirjoitettua nimeä. Lisäksi käyttäjän olisi mahdollista korjata raaka-aineiden ja ohjeiden tietoja. Nämä ominaisuudet löytyvät jo nyt tietorakenteesta, mutta käyttöliittymään näitä ei vielä ole lisätty. </text:p>
      <text:p text:style-name="Standard"/>
      <text:p text:style-name="Standard">Toinen lisättävä asia tulee olemaan reseptien hakeminen eri kriteereillä: kategorialla, vaikeusasteella, kategorialla ja vaikeusasteella, sekä hakemaan reseptit jotka sisältävät tiettyä haluttua raaka-ainetta tai vaihtoehtoisesti eivät sisällä haluttuja raaka-aineita. Nämä ominaisuudet ovat myös jo valmiina tietorakenteessa, mutta käyttöliittymään niitä ei vielä ole laitettu. </text:p>
      <text:p text:style-name="Standard"/>
      <text:p text:style-name="Standard">Kolmantena asiana kehityslistalla on raaka-aine ja ohje -ruudulla syöttökenttien putsautuminen kun raaka-aine tai ohje lisätään reseptille. Tällä hetkellä käyttäjän täytyy putsata nämä kentät ennen kuin <text:soft-page-break/>voi kirjoittaa uuden raaka-aineen tai ohjeen tekovaiheen tiedot. </text:p>
      <text:p text:style-name="Standard"/>
      <text:p text:style-name="Standard"/>
      <text:p text:style-name="Standard"/>
      <text:p text:style-name="Standard"><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li </meta:initial-creator>
    <meta:creation-date>2012-10-12T19:03:05</meta:creation-date>
    <dc:date>2012-10-12T23:25:01</dc:date>
    <dc:creator>heli </dc:creator>
    <meta:editing-duration>PT00H23M35S</meta:editing-duration>
    <meta:editing-cycles>3</meta:editing-cycles>
    <meta:generator>OpenOffice.org/3.2$Linux OpenOffice.org_project/320m12$Build-9483</meta:generator>
    <meta:document-statistic meta:table-count="0" meta:image-count="0" meta:object-count="0" meta:page-count="2" meta:paragraph-count="14" meta:word-count="365" meta:character-count="3187"/>
  </office:meta>
</office:document-meta>
</file>